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15.849cm" fo:break-before="auto" style:use-optimal-row-height="true"/>
    </style:style>
    <style:style style:name="ro2" style:family="table-row">
      <style:table-row-properties style:row-height="35.198cm" fo:break-before="auto" style:use-optimal-row-height="true"/>
    </style:style>
    <style:style style:name="ro3" style:family="table-row">
      <style:table-row-properties style:row-height="34.013cm" fo:break-before="auto" style:use-optimal-row-height="true"/>
    </style:style>
    <style:style style:name="ro4" style:family="table-row">
      <style:table-row-properties style:row-height="17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HD_157244</text:p>
          </table:table-cell>
          <table:table-cell office:value-type="string" calcext:value-type="string">
            <text:p>par_string = "synth\n" +\ "standard_out '" + standard_out +"'\n" + \ "summary_out '" + summary_out +"'\n" + \ "smoothed_out '" + out_filename +"'\n" + \ f"model_in '{star_name}_atmosphere.moog'\n" + \ f"lines_in '{linelist}'\n" + \ "observed_in '" + raw_spec_filename +"'\n" + \ "atmosphere 1\n" + \ "molecules 2\n" + \ "lines 2\n" + \ "flux/int 0\n" + \ "plotpars 1\n" + \ wavelength_region + " 0.15 1.05\n" + \ str(par['rv']) + " 0.000 0.000 1.00\n" + \ "d 0.047 0.0 0.0 "+ str(par['s']) +" 0.0\n" + \ "abundances 8 1\n" + \ "6 0.2000000\n" + \ "12 " + str(par['mg']) + "\n" + \ "22 0.20000\n" + \ "24 0.50000\n" + \ "26 0.18000\n" + \ "39 1.10000\n" + \ "42 2.10000\n" + \ "71 1.20000\n" + \ "isotopes 5 1\n" + \ "607.01214 0.2\n" + \ "606.01212 4.0\n" + \ "112.00124 "+ str(par['i_24']) +"\n" + \ "112.00125 "+ str(par['i_25']) +"\n" + \ "112.00126 "+ str(par['i_26']) +"\n" + \ "obspectrum 5\n" + \ "synlimits\n" + \ wavelength_region + " 0.01 5.0\n" + \ "plot 2\n" + \ "damping 2\n"</text:p>
          </table:table-cell>
          <table:table-cell office:value-type="string" calcext:value-type="string">
            <text:p>s = 8.81 #has to be here for some reason or it breaks, seems to break move below 1.4 mg = 0.06 i_24 = 8.5 i_25 = 35 i_26 = 27.5 rv = 0</text:p>
          </table:table-cell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# par_string = "synth\n" +\ # "standard_out '" + standard_out +"'\n" + \ # "summary_out '" + summary_out +"'\n" + \ # "smoothed_out '" + out_filename +"'\n" + \ # f"model_in '{star_name}_atmosphere.moog'\n" + \ # f"lines_in '{linelist}'\n" + \ # "observed_in '" + raw_spec_filename +"'\n" + \ # "atmosphere 1\n" + \ # "molecules 2\n" + \ # "lines 2\n" + \ # "flux/int 0\n" + \ # "plotpars 1\n" + \ # wavelength_region + " 0.15 1.05\n" + \ # str(par['rv']) + " 0.000 0.000 1.00\n" + \ # "d 0.047 0.0 0.0 "+ str(par['s']) +" 0.0\n" + \ # "abundances 8 1\n" + \ # "6 0.1500000\n" + \ # "12 " + str(par['mg']) + "\n" + \ # "22 0.20000\n" + \ # "24 0.50000\n" + \ # "26 0.18000\n" + \ # "39 1.00000\n" + \ # "42 1.00000\n" + \ # "71 0.00000\n" + \ # "isotopes 5 1\n" + \ # "607.01214 0.5\n" + \ # "606.01212 15.0\n" + \ # "112.00124 "+ str(par['i_24']) +"\n" + \ # "112.00125 "+ str(par['i_25']) +"\n" + \ # "112.00126 "+ str(par['i_26']) +"\n" + \ # "obspectrum 5\n" + \ # "synlimits\n" + \ # wavelength_region + " 0.01 5.0\n" + \ # "plot 2\n" + \ # "damping 2\n"</text:p>
          </table:table-cell>
          <table:table-cell table:style-name="Default" office:value-type="string" calcext:value-type="string">
            <text:p>74,35,27.5</text:p>
          </table:table-cell>
        </table:table-row>
        <table:table-row table:style-name="ro3">
          <table:table-cell office:value-type="string" calcext:value-type="string">
            <text:p>hd_18884</text:p>
          </table:table-cell>
          <table:table-cell office:value-type="string" calcext:value-type="string">
            <text:p>par_string = "synth\n" +\ "standard_out '" + standard_out +"'\n" + \ "summary_out '" + summary_out +"'\n" + \ "smoothed_out '" + out_filename +"'\n" + \ f"model_in '{star_name}_atmosphere.moog'\n" + \ f"lines_in '{linelist}'\n" + \ "observed_in '" + raw_spec_filename +"'\n" + \ "atmosphere 1\n" + \ "molecules 2\n" + \ "lines 2\n" + \ "flux/int 0\n" + \ "plotpars 1\n" + \ wavelength_region + " 0.15 1.05\n" + \ str(par['rv']) + " 0.000 0.000 1.00\n" + \ "d 0.047 0.0 0.0 "+ str(par['s']) +" 0.0\n" + \ "abundances 8 1\n" + \ "6 0.2100000\n" + \ "12 " + str(par['mg']) + "\n" + \ "22 0.20000\n" + \ "24 0.50000\n" + \ "26 0.18000\n" + \ "39 0.30000\n" + \ "42 1.00000\n" + \ "71 1.00000\n" + \ "isotopes 5 1\n" + \ "607.01214 0.5\n" + \ "606.01212 30.0\n" + \ "112.00124 "+ str(par['i_24']) +"\n" + \ "112.00125 "+ str(par['i_25']) +"\n" + \ "112.00126 "+ str(par['i_26']) +"\n" + \ "obspectrum 5\n" + \ "synlimits\n" + \ wavelength_region + " 0.01 5.0\n" + \ "plot 2\n" + \ "damping 2\n"</text:p>
          </table:table-cell>
          <table:table-cell office:value-type="string" calcext:value-type="string">
            <text:p>s = 7.01 #has to be here for some reason or it breaks, seems to break move below 1.4 mg = -0.27 i_24 = 8 i_25 = 40 i_26 = 7 rv = 0</text:p>
          </table:table-cell>
        </table:table-row>
        <table:table-row table:style-name="ro3">
          <table:table-cell office:value-type="string" calcext:value-type="string">
            <text:p>hd_11695</text:p>
          </table:table-cell>
          <table:table-cell office:value-type="string" calcext:value-type="string">
            <text:p>par_string = "synth\n" +\ "standard_out '" + standard_out +"'\n" + \ "summary_out '" + summary_out +"'\n" + \ "smoothed_out '" + out_filename +"'\n" + \ f"model_in '{star_name}_atmosphere.moog'\n" + \ f"lines_in '{linelist}'\n" + \ "observed_in '" + raw_spec_filename +"'\n" + \ "atmosphere 1\n" + \ "molecules 2\n" + \ "lines 2\n" + \ "flux/int 0\n" + \ "plotpars 1\n" + \ wavelength_region + " 0.15 1.05\n" + \ str(par['rv']) + " 0.000 0.000 1.00\n" + \ "d 0.047 0.0 0.0 "+ str(par['s']) +" 0.0\n" + \ "abundances 8 1\n" + \ "6 0.310000\n" + \ "12 " + str(par['mg']) + "\n" + \ "22 0.20000\n" + \ "24 0.50000\n" + \ "26 0.18000\n" + \ "39 0.30000\n" + \ "42 1.00000\n" + \ "71 1.55000\n" + \ "isotopes 5 1\n" + \ "607.01214 1.0\n" + \ "606.01212 70.0\n" + \ "112.00124 "+ str(par['i_24']) +"\n" + \ "112.00125 "+ str(par['i_25']) +"\n" + \ "112.00126 "+ str(par['i_26']) +"\n" + \ "obspectrum 5\n" + \ "synlimits\n" + \ wavelength_region + " 0.01 5.0\n" + \ "plot 2\n" + \ "damping 2\n"</text:p>
          </table:table-cell>
          <table:table-cell office:value-type="string" calcext:value-type="string">
            <text:p>s = 8.0 #has to be here for some reason or it breaks, seems to break move below 1.4 mg = -0.02 i_24 = 7 i_25 = 38 i_26 = 8 rv = 0</text:p>
          </table:table-cell>
        </table:table-row>
        <table:table-row table:style-name="ro4">
          <table:table-cell office:value-type="string" calcext:value-type="string">
            <text:p>hd_100407</text:p>
          </table:table-cell>
          <table:table-cell office:value-type="string" calcext:value-type="string">
            <text:p>"abundances 8 1\n" + \ "6 0.310000\n" + \ "12 " + str(par['mg']) + "\n" + \ "22 0.20000\n" + \ "24 0.20000\n" + \ "26 0.18000\n" + \ "39 1.00000\n" + \ "42 1.00000\n" + \ "59 0.01000\n" + \ "71 0.90000\n" + \ "isotopes 5 1\n" + \ "607.01214 1.0\n" + \ "606.01212 15.0\n" + \ "112.00124 "+ str(par['i_24']) +"\n" + \ "112.00125 "+ str(par['i_25']) +"\n" + \ "112.00126 "+ str(par['i_26']) +"\n" + \ "obspectrum 5\n" + \ "synlimits\n" + \ wavelength_region + " 0.01 5.0\n" + \ "plot 2\n" + \ "damping 2\n"</text:p>
          </table:table-cell>
          <table:table-cell office:value-type="string" calcext:value-type="string">
            <text:p>s = 8.1 #has to be here for some reason or it breaks, seems to break move below 1.4 mg = 0.81 i_24 = 6.7 i_25 = 38 i_26 = 40 rv =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1-06T13:28:47.134598277</meta:creation-date>
    <dc:date>2025-01-07T12:20:11.171262372</dc:date>
    <meta:editing-duration>PT21H3M42S</meta:editing-duration>
    <meta:editing-cycles>6</meta:editing-cycles>
    <meta:generator>LibreOffice/6.4.7.2$Linux_X86_64 LibreOffice_project/40$Build-2</meta:generator>
    <meta:document-statistic meta:table-count="1" meta:cell-count="15" meta:object-count="0"/>
  </office:meta>
</office:document-meta>
</file>